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CITIZENS' GUIDE TO THE WORLD CONSTITUTION</text:p>
      <text:p text:style-name="Preformatted_20_Text"/>
      <text:p text:style-name="Preformatted_20_Text">Understanding Our Shared Global Governance</text:p>
      <text:p text:style-name="Preformatted_20_Text"/>
      <text:p text:style-name="Preformatted_20_Text">---</text:p>
      <text:p text:style-name="Preformatted_20_Text"/>
      <text:p text:style-name="Preformatted_20_Text">WELCOME, GLOBAL CITIZEN!</text:p>
      <text:p text:style-name="Preformatted_20_Text"/>
      <text:p text:style-name="Preformatted_20_Text">This guide explains how the World Constitution affects you, your family, and your community. It shows how you can participate in shaping our shared future while preserving what makes your culture and community special.</text:p>
      <text:p text:style-name="Preformatted_20_Text"/>
      <text:p text:style-name="Preformatted_20_Text">---</text:p>
      <text:p text:style-name="Preformatted_20_Text"/>
      <text:p text:style-name="Preformatted_20_Text">WHAT IS THE WORLD CONSTITUTION?</text:p>
      <text:p text:style-name="Preformatted_20_Text"/>
      <text:p text:style-name="Preformatted_20_Text">The World Constitution is like a rulebook for how countries work together to solve problems that no single country can solve alone - like climate change, pandemics, and ensuring everyone's rights are protected.</text:p>
      <text:p text:style-name="Preformatted_20_Text"/>
      <text:p text:style-name="Preformatted_20_Text">Think of it as:</text:p>
      <text:p text:style-name="Preformatted_20_Text">- Rules for fair play between nations</text:p>
      <text:p text:style-name="Preformatted_20_Text">- Protection of your basic rights everywhere</text:p>
      <text:p text:style-name="Preformatted_20_Text">- A way to solve problems peacefully</text:p>
      <text:p text:style-name="Preformatted_20_Text"><text:soft-page-break/>- A system to share Earth's resources fairly</text:p>
      <text:p text:style-name="Preformatted_20_Text"/>
      <text:p text:style-name="Preformatted_20_Text">---</text:p>
      <text:p text:style-name="Preformatted_20_Text"/>
      <text:p text:style-name="Preformatted_20_Text">YOUR RIGHTS UNDER THE WORLD CONSTITUTION</text:p>
      <text:p text:style-name="Preformatted_20_Text"/>
      <text:p text:style-name="Preformatted_20_Text">Basic Human Rights</text:p>
      <text:p text:style-name="Preformatted_20_Text">You have the right to:</text:p>
      <text:p text:style-name="Preformatted_20_Text">- Life, freedom, and safety</text:p>
      <text:p text:style-name="Preformatted_20_Text">- Express yourself and your beliefs</text:p>
      <text:p text:style-name="Preformatted_20_Text">- Move freely and choose where to live</text:p>
      <text:p text:style-name="Preformatted_20_Text">- Learn and access education</text:p>
      <text:p text:style-name="Preformatted_20_Text">- Get healthcare when you need it</text:p>
      <text:p text:style-name="Preformatted_20_Text">- Live in a clean, healthy environment</text:p>
      <text:p text:style-name="Preformatted_20_Text">- Be treated equally no matter who you are</text:p>
      <text:p text:style-name="Preformatted_20_Text"/>
      <text:p text:style-name="Preformatted_20_Text">Economic Rights</text:p>
      <text:p text:style-name="Preformatted_20_Text">You have the right to:</text:p>
      <text:p text:style-name="Preformatted_20_Text">- A basic standard of living (food, housing, healthcare)</text:p>
      <text:p text:style-name="Preformatted_20_Text">- Fair pay for your work</text:p>
      <text:p text:style-name="Preformatted_20_Text">- Support when you cannot work</text:p>
      <text:p text:style-name="Preformatted_20_Text"><text:soft-page-break/>- Share in Earth's resources through the Planetary Resource Dividend</text:p>
      <text:p text:style-name="Preformatted_20_Text"/>
      <text:p text:style-name="Preformatted_20_Text">Cultural Rights</text:p>
      <text:p text:style-name="Preformatted_20_Text">You and your community have the right to:</text:p>
      <text:p text:style-name="Preformatted_20_Text">- Practice your religion and traditions</text:p>
      <text:p text:style-name="Preformatted_20_Text">- Speak your language and teach it to your children</text:p>
      <text:p text:style-name="Preformatted_20_Text">- Preserve your cultural heritage</text:p>
      <text:p text:style-name="Preformatted_20_Text">- Participate in decisions that affect your community</text:p>
      <text:p text:style-name="Preformatted_20_Text"/>
      <text:p text:style-name="Preformatted_20_Text">Digital Rights</text:p>
      <text:p text:style-name="Preformatted_20_Text">You have the right to:</text:p>
      <text:p text:style-name="Preformatted_20_Text">- Access the internet</text:p>
      <text:p text:style-name="Preformatted_20_Text">- Privacy and protection from surveillance</text:p>
      <text:p text:style-name="Preformatted_20_Text">- Benefit from technology and innovation</text:p>
      <text:p text:style-name="Preformatted_20_Text">- Know how automated decisions are made about you</text:p>
      <text:p text:style-name="Preformatted_20_Text"/>
      <text:p text:style-name="Preformatted_20_Text">---</text:p>
      <text:p text:style-name="Preformatted_20_Text"/>
      <text:p text:style-name="Preformatted_20_Text">HOW GOVERNMENT WORKS NOW</text:p>
      <text:p text:style-name="Preformatted_20_Text"/>
      <text:p text:style-name="Preformatted_20_Text">Three Levels of Government</text:p>
      <text:p text:style-name="Preformatted_20_Text"><text:soft-page-break/></text:p>
      <text:p text:style-name="Preformatted_20_Text">Local Level (Your Community)</text:p>
      <text:p text:style-name="Preformatted_20_Text">- Manages local schools, healthcare, and services</text:p>
      <text:p text:style-name="Preformatted_20_Text">- Preserves your language, culture, and traditions</text:p>
      <text:p text:style-name="Preformatted_20_Text">- Adapts global rules to fit local needs</text:p>
      <text:p text:style-name="Preformatted_20_Text">- Most decisions affecting your daily life happen here</text:p>
      <text:p text:style-name="Preformatted_20_Text"/>
      <text:p text:style-name="Preformatted_20_Text">Regional Level (Your Continent/Region)</text:p>
      <text:p text:style-name="Preformatted_20_Text">- Coordinates between neighboring countries</text:p>
      <text:p text:style-name="Preformatted_20_Text">- Manages regional trade and transportation</text:p>
      <text:p text:style-name="Preformatted_20_Text">- Protects regional environments like rivers and forests</text:p>
      <text:p text:style-name="Preformatted_20_Text">- Helps countries work together on shared challenges</text:p>
      <text:p text:style-name="Preformatted_20_Text"/>
      <text:p text:style-name="Preformatted_20_Text">Global Level (The Whole World)</text:p>
      <text:p text:style-name="Preformatted_20_Text">- Solves problems that affect everyone (climate change, pandemics)</text:p>
      <text:p text:style-name="Preformatted_20_Text">- Protects basic rights everywhere</text:p>
      <text:p text:style-name="Preformatted_20_Text">- Manages shared resources like oceans and atmosphere</text:p>
      <text:p text:style-name="Preformatted_20_Text">- Coordinates response to global emergencies</text:p>
      <text:p text:style-name="Preformatted_20_Text"/>
      <text:p text:style-name="Preformatted_20_Text">Important: Decisions are made at the lowest level possible - global government only handles things that truly require worldwide cooperation.</text:p>
      <text:p text:style-name="Preformatted_20_Text"/>
      <text:p text:style-name="Preformatted_20_Text"><text:soft-page-break/>---</text:p>
      <text:p text:style-name="Preformatted_20_Text"/>
      <text:p text:style-name="Preformatted_20_Text">HOW YOU CAN PARTICIPATE</text:p>
      <text:p text:style-name="Preformatted_20_Text"/>
      <text:p text:style-name="Preformatted_20_Text">Direct Democracy</text:p>
      <text:p text:style-name="Preformatted_20_Text">- Vote in global referendums on important issues</text:p>
      <text:p text:style-name="Preformatted_20_Text">- Sign petitions to bring issues to global attention</text:p>
      <text:p text:style-name="Preformatted_20_Text">- Participate in citizen juries that help make decisions</text:p>
      <text:p text:style-name="Preformatted_20_Text">- Join online discussions about global policies</text:p>
      <text:p text:style-name="Preformatted_20_Text"/>
      <text:p text:style-name="Preformatted_20_Text">Local Participation</text:p>
      <text:p text:style-name="Preformatted_20_Text">- Vote in local and national elections</text:p>
      <text:p text:style-name="Preformatted_20_Text">- Join community groups and organizations</text:p>
      <text:p text:style-name="Preformatted_20_Text">- Contact your representatives about issues that matter to you</text:p>
      <text:p text:style-name="Preformatted_20_Text">- Participate in local decision-making processes</text:p>
      <text:p text:style-name="Preformatted_20_Text"/>
      <text:p text:style-name="Preformatted_20_Text">Digital Participation</text:p>
      <text:p text:style-name="Preformatted_20_Text">- Use online platforms to learn about and discuss issues</text:p>
      <text:p text:style-name="Preformatted_20_Text">- Join digital citizen assemblies</text:p>
      <text:p text:style-name="Preformatted_20_Text">- Share your ideas and experiences with global decision-makers</text:p>
      <text:p text:style-name="Preformatted_20_Text">- Help monitor government transparency and accountability</text:p>
      <text:p text:style-name="Preformatted_20_Text"><text:soft-page-break/></text:p>
      <text:p text:style-name="Preformatted_20_Text">---</text:p>
      <text:p text:style-name="Preformatted_20_Text"/>
      <text:p text:style-name="Preformatted_20_Text">PLANETARY RESOURCE DIVIDEND</text:p>
      <text:p text:style-name="Preformatted_20_Text"/>
      <text:p text:style-name="Preformatted_20_Text">What Is It?</text:p>
      <text:p text:style-name="Preformatted_20_Text">The Planetary Resource Dividend (PRD) is a payment that every person receives because we all share Earth's resources like the atmosphere, oceans, and knowledge.</text:p>
      <text:p text:style-name="Preformatted_20_Text"/>
      <text:p text:style-name="Preformatted_20_Text">How It Works</text:p>
      <text:p text:style-name="Preformatted_20_Text">- Companies pay fees for using shared global resources (carbon emissions, ocean resources, data extraction)</text:p>
      <text:p text:style-name="Preformatted_20_Text">- This money is pooled and distributed equally to all people</text:p>
      <text:p text:style-name="Preformatted_20_Text">- It provides basic income or services that ensure everyone's basic needs are met</text:p>
      <text:p text:style-name="Preformatted_20_Text"/>
      <text:p text:style-name="Preformatted_20_Text">What You Get</text:p>
      <text:p text:style-name="Preformatted_20_Text">- Basic income payment or access to essential services</text:p>
      <text:p text:style-name="Preformatted_20_Text">- Healthcare, education, and internet access</text:p>
      <text:p text:style-name="Preformatted_20_Text">- Support during difficult times (illness, unemployment, old age)</text:p>
      <text:p text:style-name="Preformatted_20_Text">- Equal share of Earth's bounty</text:p>
      <text:p text:style-name="Preformatted_20_Text"/>
      <text:p text:style-name="Preformatted_20_Text">---</text:p>
      <text:p text:style-name="Preformatted_20_Text"/>
      <text:p text:style-name="Preformatted_20_Text"><text:soft-page-break/>ENVIRONMENTAL PROTECTION</text:p>
      <text:p text:style-name="Preformatted_20_Text"/>
      <text:p text:style-name="Preformatted_20_Text">Your Environmental Rights</text:p>
      <text:p text:style-name="Preformatted_20_Text">- Right to clean air and water</text:p>
      <text:p text:style-name="Preformatted_20_Text">- Right to a healthy environment</text:p>
      <text:p text:style-name="Preformatted_20_Text">- Right to participate in environmental decisions</text:p>
      <text:p text:style-name="Preformatted_20_Text">- Right of future generations to a healthy planet</text:p>
      <text:p text:style-name="Preformatted_20_Text"/>
      <text:p text:style-name="Preformatted_20_Text">How Your Environment Is Protected</text:p>
      <text:p text:style-name="Preformatted_20_Text">- Global rules limit pollution and protect ecosystems</text:p>
      <text:p text:style-name="Preformatted_20_Text">- Companies must pay for environmental damage</text:p>
      <text:p text:style-name="Preformatted_20_Text">- Special zones protect endangered species and ecosystems</text:p>
      <text:p text:style-name="Preformatted_20_Text">- Everyone helps monitor and protect the environment</text:p>
      <text:p text:style-name="Preformatted_20_Text"/>
      <text:p text:style-name="Preformatted_20_Text">Your Role</text:p>
      <text:p text:style-name="Preformatted_20_Text">- Make environmentally friendly choices</text:p>
      <text:p text:style-name="Preformatted_20_Text">- Report environmental problems</text:p>
      <text:p text:style-name="Preformatted_20_Text">- Participate in local environmental protection</text:p>
      <text:p text:style-name="Preformatted_20_Text">- Learn about and respect nature</text:p>
      <text:p text:style-name="Preformatted_20_Text"/>
      <text:p text:style-name="Preformatted_20_Text">---</text:p>
      <text:p text:style-name="Preformatted_20_Text"><text:soft-page-break/></text:p>
      <text:p text:style-name="Preformatted_20_Text">PEACE AND SECURITY</text:p>
      <text:p text:style-name="Preformatted_20_Text"/>
      <text:p text:style-name="Preformatted_20_Text">How Peace Is Maintained</text:p>
      <text:p text:style-name="Preformatted_20_Text">- Disputes between countries are resolved through negotiation and courts</text:p>
      <text:p text:style-name="Preformatted_20_Text">- War is illegal except for self-defense</text:p>
      <text:p text:style-name="Preformatted_20_Text">- Weapons of mass destruction are being eliminated</text:p>
      <text:p text:style-name="Preformatted_20_Text">- Peaceful solutions are always preferred</text:p>
      <text:p text:style-name="Preformatted_20_Text"/>
      <text:p text:style-name="Preformatted_20_Text">Your Safety</text:p>
      <text:p text:style-name="Preformatted_20_Text">- Protection from violence and conflict</text:p>
      <text:p text:style-name="Preformatted_20_Text">- Help during natural disasters and emergencies</text:p>
      <text:p text:style-name="Preformatted_20_Text">- Safe travel and communication worldwide</text:p>
      <text:p text:style-name="Preformatted_20_Text">- Protection from crime and abuse</text:p>
      <text:p text:style-name="Preformatted_20_Text"/>
      <text:p text:style-name="Preformatted_20_Text">---</text:p>
      <text:p text:style-name="Preformatted_20_Text"/>
      <text:p text:style-name="Preformatted_20_Text">ANTI-CORRUPTION AND TRANSPARENCY</text:p>
      <text:p text:style-name="Preformatted_20_Text"/>
      <text:p text:style-name="Preformatted_20_Text">How Corruption Is Prevented</text:p>
      <text:p text:style-name="Preformatted_20_Text">- All government actions are public information</text:p>
      <text:p text:style-name="Preformatted_20_Text"><text:soft-page-break/>- Citizen panels review important decisions</text:p>
      <text:p text:style-name="Preformatted_20_Text">- Whistleblowers are protected and rewarded</text:p>
      <text:p text:style-name="Preformatted_20_Text">- Independent investigators watch for corruption</text:p>
      <text:p text:style-name="Preformatted_20_Text"/>
      <text:p text:style-name="Preformatted_20_Text">Your Role</text:p>
      <text:p text:style-name="Preformatted_20_Text">- Report corruption or abuse of power</text:p>
      <text:p text:style-name="Preformatted_20_Text">- Participate in citizen oversight panels</text:p>
      <text:p text:style-name="Preformatted_20_Text">- Monitor government spending and contracts</text:p>
      <text:p text:style-name="Preformatted_20_Text">- Demand transparency and accountability</text:p>
      <text:p text:style-name="Preformatted_20_Text"/>
      <text:p text:style-name="Preformatted_20_Text">---</text:p>
      <text:p text:style-name="Preformatted_20_Text"/>
      <text:p text:style-name="Preformatted_20_Text">EDUCATION AND KNOWLEDGE</text:p>
      <text:p text:style-name="Preformatted_20_Text"/>
      <text:p text:style-name="Preformatted_20_Text">Your Educational Rights</text:p>
      <text:p text:style-name="Preformatted_20_Text">- Free education at all levels</text:p>
      <text:p text:style-name="Preformatted_20_Text">- Education in your language and cultural context</text:p>
      <text:p text:style-name="Preformatted_20_Text">- Access to global knowledge and technology</text:p>
      <text:p text:style-name="Preformatted_20_Text">- Opportunities for lifelong learning</text:p>
      <text:p text:style-name="Preformatted_20_Text"/>
      <text:p text:style-name="Preformatted_20_Text">Global Knowledge Sharing</text:p>
      <text:p text:style-name="Preformatted_20_Text"><text:soft-page-break/>- Free access to scientific research and discoveries</text:p>
      <text:p text:style-name="Preformatted_20_Text">- Traditional knowledge respected and protected</text:p>
      <text:p text:style-name="Preformatted_20_Text">- Technology shared for the benefit of all</text:p>
      <text:p text:style-name="Preformatted_20_Text">- Educational exchanges and cultural programs</text:p>
      <text:p text:style-name="Preformatted_20_Text"/>
      <text:p text:style-name="Preformatted_20_Text">---</text:p>
      <text:p text:style-name="Preformatted_20_Text"/>
      <text:p text:style-name="Preformatted_20_Text">CULTURAL DIVERSITY</text:p>
      <text:p text:style-name="Preformatted_20_Text"/>
      <text:p text:style-name="Preformatted_20_Text">Protection of Your Culture</text:p>
      <text:p text:style-name="Preformatted_20_Text">- Your language, traditions, and customs are protected</text:p>
      <text:p text:style-name="Preformatted_20_Text">- Cultural heritage sites and practices are preserved</text:p>
      <text:p text:style-name="Preformatted_20_Text">- Intercultural exchange and understanding are promoted</text:p>
      <text:p text:style-name="Preformatted_20_Text">- No culture can dominate over others</text:p>
      <text:p text:style-name="Preformatted_20_Text"/>
      <text:p text:style-name="Preformatted_20_Text">Celebrating Diversity</text:p>
      <text:p text:style-name="Preformatted_20_Text">- Cultural festivals and exchanges</text:p>
      <text:p text:style-name="Preformatted_20_Text">- Protection of endangered languages and traditions</text:p>
      <text:p text:style-name="Preformatted_20_Text">- Support for cultural arts and education</text:p>
      <text:p text:style-name="Preformatted_20_Text">- Respect for different ways of life</text:p>
      <text:p text:style-name="Preformatted_20_Text"/>
      <text:p text:style-name="Preformatted_20_Text"><text:soft-page-break/>---</text:p>
      <text:p text:style-name="Preformatted_20_Text"/>
      <text:p text:style-name="Preformatted_20_Text">HOW TO GET HELP AND INFORMATION</text:p>
      <text:p text:style-name="Preformatted_20_Text"/>
      <text:p text:style-name="Preformatted_20_Text">Where to Get Information</text:p>
      <text:p text:style-name="Preformatted_20_Text">- Online government portals and websites</text:p>
      <text:p text:style-name="Preformatted_20_Text">- Local government offices and community centers</text:p>
      <text:p text:style-name="Preformatted_20_Text">- Citizen service centers and hotlines</text:p>
      <text:p text:style-name="Preformatted_20_Text">- Educational programs and community workshops</text:p>
      <text:p text:style-name="Preformatted_20_Text"/>
      <text:p text:style-name="Preformatted_20_Text">Where to Get Help</text:p>
      <text:p text:style-name="Preformatted_20_Text">- Legal aid services for rights violations</text:p>
      <text:p text:style-name="Preformatted_20_Text">- Healthcare services for medical needs</text:p>
      <text:p text:style-name="Preformatted_20_Text">- Social services for financial support</text:p>
      <text:p text:style-name="Preformatted_20_Text">- Environmental agencies for pollution problems</text:p>
      <text:p text:style-name="Preformatted_20_Text"/>
      <text:p text:style-name="Preformatted_20_Text">How to Report Problems</text:p>
      <text:p text:style-name="Preformatted_20_Text">- Online complaint and reporting systems</text:p>
      <text:p text:style-name="Preformatted_20_Text">- Local government offices</text:p>
      <text:p text:style-name="Preformatted_20_Text">- Citizen rights organizations</text:p>
      <text:p text:style-name="Preformatted_20_Text">- International human rights organizations</text:p>
      <text:p text:style-name="Preformatted_20_Text"><text:soft-page-break/></text:p>
      <text:p text:style-name="Preformatted_20_Text">---</text:p>
      <text:p text:style-name="Preformatted_20_Text"/>
      <text:p text:style-name="Preformatted_20_Text">FREQUENTLY ASKED QUESTIONS</text:p>
      <text:p text:style-name="Preformatted_20_Text"/>
      <text:p text:style-name="Preformatted_20_Text">Q: Does the World Constitution take away my country's independence?</text:p>
      <text:p text:style-name="Preformatted_20_Text">A: No. Your country keeps control over local matters, but works with others on global challenges. Think of it like neighbors agreeing on rules for shared spaces while keeping their own homes independent.</text:p>
      <text:p text:style-name="Preformatted_20_Text"/>
      <text:p text:style-name="Preformatted_20_Text">Q: Will I lose my culture or language?</text:p>
      <text:p text:style-name="Preformatted_20_Text">A: No. The Constitution specifically protects cultural diversity and language rights. It celebrates differences and ensures no culture dominates others.</text:p>
      <text:p text:style-name="Preformatted_20_Text"/>
      <text:p text:style-name="Preformatted_20_Text">Q: Who pays for all this?</text:p>
      <text:p text:style-name="Preformatted_20_Text">A: Fees on using shared global resources (like carbon emissions) and fair taxes on wealth and financial transactions fund the system. This ensures those who benefit most from global systems contribute fairly.</text:p>
      <text:p text:style-name="Preformatted_20_Text"/>
      <text:p text:style-name="Preformatted_20_Text">Q: How are leaders chosen?</text:p>
      <text:p text:style-name="Preformatted_20_Text">A: Through democratic elections at local, regional, and global levels, plus citizen juries and assemblies to ensure everyone's voice is heard.</text:p>
      <text:p text:style-name="Preformatted_20_Text"/>
      <text:p text:style-name="Preformatted_20_Text">Q: What if I disagree with a decision?</text:p>
      <text:p text:style-name="Preformatted_20_Text">A: There are many ways to participate: vote in referendums, join citizen juries, sign petitions, contact representatives, or use legal challenge mechanisms.</text:p>
      <text:p text:style-name="Preformatted_20_Text"/>
      <text:p text:style-name="Preformatted_20_Text">---</text:p>
      <text:p text:style-name="Preformatted_20_Text"><text:soft-page-break/></text:p>
      <text:p text:style-name="Preformatted_20_Text">HOW YOU CAN HELP BUILD OUR SHARED FUTURE</text:p>
      <text:p text:style-name="Preformatted_20_Text"/>
      <text:p text:style-name="Preformatted_20_Text">Start Today</text:p>
      <text:p text:style-name="Preformatted_20_Text">- Learn about the Constitution and your rights</text:p>
      <text:p text:style-name="Preformatted_20_Text">- Participate in local and global discussions</text:p>
      <text:p text:style-name="Preformatted_20_Text">- Share your ideas and experiences</text:p>
      <text:p text:style-name="Preformatted_20_Text">- Treat others with respect and understanding</text:p>
      <text:p text:style-name="Preformatted_20_Text"/>
      <text:p text:style-name="Preformatted_20_Text">Get Involved</text:p>
      <text:p text:style-name="Preformatted_20_Text">- Join community groups working on issues you care about</text:p>
      <text:p text:style-name="Preformatted_20_Text">- Volunteer for citizen panels and juries</text:p>
      <text:p text:style-name="Preformatted_20_Text">- Help educate others about our shared challenges</text:p>
      <text:p text:style-name="Preformatted_20_Text">- Monitor government transparency and accountability</text:p>
      <text:p text:style-name="Preformatted_20_Text"/>
      <text:p text:style-name="Preformatted_20_Text">Be a Global Citizen</text:p>
      <text:p text:style-name="Preformatted_20_Text">- Respect cultural diversity and differences</text:p>
      <text:p text:style-name="Preformatted_20_Text">- Protect our shared environment</text:p>
      <text:p text:style-name="Preformatted_20_Text">- Stand up for others' rights</text:p>
      <text:p text:style-name="Preformatted_20_Text">- Work for peace and understanding</text:p>
      <text:p text:style-name="Preformatted_20_Text"/>
      <text:p text:style-name="Preformatted_20_Text"><text:soft-page-break/>---</text:p>
      <text:p text:style-name="Preformatted_20_Text"/>
      <text:p text:style-name="Preformatted_20_Text">TOGETHER WE CAN BUILD A BETTER WORLD</text:p>
      <text:p text:style-name="Preformatted_20_Text"/>
      <text:p text:style-name="Preformatted_20_Text">The World Constitution gives us the tools to create a world where:</text:p>
      <text:p text:style-name="Preformatted_20_Text">- Everyone's rights are protected</text:p>
      <text:p text:style-name="Preformatted_20_Text">- Our environment is healthy and sustainable</text:p>
      <text:p text:style-name="Preformatted_20_Text">- Peace replaces conflict</text:p>
      <text:p text:style-name="Preformatted_20_Text">- Cultural diversity is celebrated</text:p>
      <text:p text:style-name="Preformatted_20_Text">- Everyone shares in Earth's abundance</text:p>
      <text:p text:style-name="Preformatted_20_Text"/>
      <text:p text:style-name="Preformatted_20_Text">Your participation and voice are essential to make this vision real. Together, we can build a future of dignity, opportunity, and sustainability for all people and all generations.</text:p>
      <text:p text:style-name="Preformatted_20_Text"/>
      <text:p text:style-name="Preformatted_20_Text">---</text:p>
      <text:p text:style-name="Preformatted_20_Text"/>
      <text:p text:style-name="Preformatted_20_Text">Need More Information?</text:p>
      <text:p text:style-name="Preformatted_20_Text">Visit: [website] • Call: [phone] • Email: [email]</text:p>
      <text:p text:style-name="Preformatted_20_Text">Find us at: [local address]</text:p>
      <text:p text:style-name="Preformatted_20_Text"/>
      <text:p text:style-name="Preformatted_20_Text">Document Information:</text:p>
      <text:p text:style-name="Preformatted_20_Text">Pages: 16</text:p>
      <text:p text:style-name="Preformatted_20_Text"><text:soft-page-break/>Word Count: 2,000</text:p>
      <text:p text:style-name="Preformatted_20_Text">Focus: Citizen-friendly overview and participation guide</text:p>
      <text:p text:style-name="Preformatted_20_Text">Audience: General public, community groups, educational use</text:p>
      <text:p text:style-name="Preformatted_20_Text">Reading Level: 8th grade</text:p>
      <text:p text:style-name="Preformatted_20_Text">Languages: Available in all UN languages</text:p>
      <text:p text:style-name="Preformatted_20_Text">Version: 1.0</text:p>
      <text:p text:style-name="Preformatted_20_Text">Date: 2025-12-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5" meta:paragraph-count="224" meta:word-count="1461" meta:character-count="9281" meta:non-whitespace-character-count="8044"/>
    <meta:generator>LibreOffice/7.3.7.2$Linux_X86_64 LibreOffice_project/30$Build-2</meta:generator>
  </office:meta>
</office:document-meta>
</file>